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4114in" svg:height="6.2429in" svg:x="4.2575in" svg:y="0.6276in">
            <draw:object draw:notify-on-update-of-ranges="Sheet1.A1:Sheet1.A100 Sheet1.B1:Sheet1.B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8956991" calcext:value-type="float">
            <text:p>58956991</text:p>
          </table:table-cell>
          <table:table-cell office:value-type="float" office:value="236790464" calcext:value-type="float">
            <text:p>236790464</text:p>
          </table:table-cell>
        </table:table-row>
        <table:table-row table:style-name="ro1">
          <table:table-cell office:value-type="float" office:value="33840476" calcext:value-type="float">
            <text:p>33840476</text:p>
          </table:table-cell>
          <table:table-cell office:value-type="float" office:value="136978344" calcext:value-type="float">
            <text:p>136978344</text:p>
          </table:table-cell>
        </table:table-row>
        <table:table-row table:style-name="ro1">
          <table:table-cell office:value-type="float" office:value="76949011" calcext:value-type="float">
            <text:p>76949011</text:p>
          </table:table-cell>
          <table:table-cell office:value-type="float" office:value="308761048" calcext:value-type="float">
            <text:p>308761048</text:p>
          </table:table-cell>
        </table:table-row>
        <table:table-row table:style-name="ro1">
          <table:table-cell office:value-type="float" office:value="64348776" calcext:value-type="float">
            <text:p>64348776</text:p>
          </table:table-cell>
          <table:table-cell office:value-type="float" office:value="258360104" calcext:value-type="float">
            <text:p>258360104</text:p>
          </table:table-cell>
        </table:table-row>
        <table:table-row table:style-name="ro1">
          <table:table-cell office:value-type="float" office:value="18515111" calcext:value-type="float">
            <text:p>18515111</text:p>
          </table:table-cell>
          <table:table-cell office:value-type="float" office:value="75025448" calcext:value-type="float">
            <text:p>75025448</text:p>
          </table:table-cell>
        </table:table-row>
        <table:table-row table:style-name="ro1">
          <table:table-cell office:value-type="float" office:value="30852856" calcext:value-type="float">
            <text:p>30852856</text:p>
          </table:table-cell>
          <table:table-cell office:value-type="float" office:value="124376424" calcext:value-type="float">
            <text:p>124376424</text:p>
          </table:table-cell>
        </table:table-row>
        <table:table-row table:style-name="ro1">
          <table:table-cell office:value-type="float" office:value="7939205" calcext:value-type="float">
            <text:p>7939205</text:p>
          </table:table-cell>
          <table:table-cell office:value-type="float" office:value="32717800" calcext:value-type="float">
            <text:p>32717800</text:p>
          </table:table-cell>
        </table:table-row>
        <table:table-row table:style-name="ro1">
          <table:table-cell office:value-type="float" office:value="49975304" calcext:value-type="float">
            <text:p>49975304</text:p>
          </table:table-cell>
          <table:table-cell office:value-type="float" office:value="200541160" calcext:value-type="float">
            <text:p>200541160</text:p>
          </table:table-cell>
        </table:table-row>
        <table:table-row table:style-name="ro1">
          <table:table-cell office:value-type="float" office:value="16749933" calcext:value-type="float">
            <text:p>16749933</text:p>
          </table:table-cell>
          <table:table-cell office:value-type="float" office:value="67639680" calcext:value-type="float">
            <text:p>67639680</text:p>
          </table:table-cell>
        </table:table-row>
        <table:table-row table:style-name="ro1">
          <table:table-cell office:value-type="float" office:value="46536012" calcext:value-type="float">
            <text:p>46536012</text:p>
          </table:table-cell>
          <table:table-cell office:value-type="float" office:value="186783992" calcext:value-type="float">
            <text:p>186783992</text:p>
          </table:table-cell>
        </table:table-row>
        <table:table-row table:style-name="ro1">
          <table:table-cell office:value-type="float" office:value="49222725" calcext:value-type="float">
            <text:p>49222725</text:p>
          </table:table-cell>
          <table:table-cell office:value-type="float" office:value="197530848" calcext:value-type="float">
            <text:p>197530848</text:p>
          </table:table-cell>
        </table:table-row>
        <table:table-row table:style-name="ro1">
          <table:table-cell office:value-type="float" office:value="35178344" calcext:value-type="float">
            <text:p>35178344</text:p>
          </table:table-cell>
          <table:table-cell office:value-type="float" office:value="141353320" calcext:value-type="float">
            <text:p>141353320</text:p>
          </table:table-cell>
        </table:table-row>
        <table:table-row table:style-name="ro1">
          <table:table-cell office:value-type="float" office:value="98238935" calcext:value-type="float">
            <text:p>98238935</text:p>
          </table:table-cell>
          <table:table-cell office:value-type="float" office:value="393595688" calcext:value-type="float">
            <text:p>393595688</text:p>
          </table:table-cell>
        </table:table-row>
        <table:table-row table:style-name="ro1">
          <table:table-cell office:value-type="float" office:value="827415" calcext:value-type="float">
            <text:p>827415</text:p>
          </table:table-cell>
          <table:table-cell office:value-type="float" office:value="3945584" calcext:value-type="float">
            <text:p>3945584</text:p>
          </table:table-cell>
        </table:table-row>
        <table:table-row table:style-name="ro1">
          <table:table-cell office:value-type="float" office:value="75978301" calcext:value-type="float">
            <text:p>75978301</text:p>
          </table:table-cell>
          <table:table-cell office:value-type="float" office:value="304553152" calcext:value-type="float">
            <text:p>304553152</text:p>
          </table:table-cell>
        </table:table-row>
        <table:table-row table:style-name="ro1">
          <table:table-cell office:value-type="float" office:value="5348641" calcext:value-type="float">
            <text:p>5348641</text:p>
          </table:table-cell>
          <table:table-cell office:value-type="float" office:value="22030488" calcext:value-type="float">
            <text:p>22030488</text:p>
          </table:table-cell>
        </table:table-row>
        <table:table-row table:style-name="ro1">
          <table:table-cell office:value-type="float" office:value="94327140" calcext:value-type="float">
            <text:p>94327140</text:p>
          </table:table-cell>
          <table:table-cell office:value-type="float" office:value="377834728" calcext:value-type="float">
            <text:p>377834728</text:p>
          </table:table-cell>
        </table:table-row>
        <table:table-row table:style-name="ro1">
          <table:table-cell office:value-type="float" office:value="45270627" calcext:value-type="float">
            <text:p>45270627</text:p>
          </table:table-cell>
          <table:table-cell office:value-type="float" office:value="181608680" calcext:value-type="float">
            <text:p>181608680</text:p>
          </table:table-cell>
        </table:table-row>
        <table:table-row table:style-name="ro1">
          <table:table-cell office:value-type="float" office:value="84963911" calcext:value-type="float">
            <text:p>84963911</text:p>
          </table:table-cell>
          <table:table-cell office:value-type="float" office:value="340381816" calcext:value-type="float">
            <text:p>340381816</text:p>
          </table:table-cell>
        </table:table-row>
        <table:table-row table:style-name="ro1">
          <table:table-cell office:value-type="float" office:value="12585229" calcext:value-type="float">
            <text:p>12585229</text:p>
          </table:table-cell>
          <table:table-cell office:value-type="float" office:value="50867088" calcext:value-type="float">
            <text:p>50867088</text:p>
          </table:table-cell>
        </table:table-row>
        <table:table-row table:style-name="ro1">
          <table:table-cell office:value-type="float" office:value="50299529" calcext:value-type="float">
            <text:p>50299529</text:p>
          </table:table-cell>
          <table:table-cell office:value-type="float" office:value="201724288" calcext:value-type="float">
            <text:p>201724288</text:p>
          </table:table-cell>
        </table:table-row>
        <table:table-row table:style-name="ro1">
          <table:table-cell office:value-type="float" office:value="98503326" calcext:value-type="float">
            <text:p>98503326</text:p>
          </table:table-cell>
          <table:table-cell office:value-type="float" office:value="394539472" calcext:value-type="float">
            <text:p>394539472</text:p>
          </table:table-cell>
        </table:table-row>
        <table:table-row table:style-name="ro1">
          <table:table-cell office:value-type="float" office:value="34084422" calcext:value-type="float">
            <text:p>34084422</text:p>
          </table:table-cell>
          <table:table-cell office:value-type="float" office:value="136863856" calcext:value-type="float">
            <text:p>136863856</text:p>
          </table:table-cell>
        </table:table-row>
        <table:table-row table:style-name="ro1">
          <table:table-cell office:value-type="float" office:value="87232247" calcext:value-type="float">
            <text:p>87232247</text:p>
          </table:table-cell>
          <table:table-cell office:value-type="float" office:value="349455160" calcext:value-type="float">
            <text:p>349455160</text:p>
          </table:table-cell>
        </table:table-row>
        <table:table-row table:style-name="ro1">
          <table:table-cell office:value-type="float" office:value="82621206" calcext:value-type="float">
            <text:p>82621206</text:p>
          </table:table-cell>
          <table:table-cell office:value-type="float" office:value="331010992" calcext:value-type="float">
            <text:p>331010992</text:p>
          </table:table-cell>
        </table:table-row>
        <table:table-row table:style-name="ro1">
          <table:table-cell office:value-type="float" office:value="84184409" calcext:value-type="float">
            <text:p>84184409</text:p>
          </table:table-cell>
          <table:table-cell office:value-type="float" office:value="337263808" calcext:value-type="float">
            <text:p>337263808</text:p>
          </table:table-cell>
        </table:table-row>
        <table:table-row table:style-name="ro1">
          <table:table-cell office:value-type="float" office:value="57473359" calcext:value-type="float">
            <text:p>57473359</text:p>
          </table:table-cell>
          <table:table-cell office:value-type="float" office:value="230419608" calcext:value-type="float">
            <text:p>230419608</text:p>
          </table:table-cell>
        </table:table-row>
        <table:table-row table:style-name="ro1">
          <table:table-cell office:value-type="float" office:value="90891490" calcext:value-type="float">
            <text:p>90891490</text:p>
          </table:table-cell>
          <table:table-cell office:value-type="float" office:value="364092128" calcext:value-type="float">
            <text:p>364092128</text:p>
          </table:table-cell>
        </table:table-row>
        <table:table-row table:style-name="ro1">
          <table:table-cell office:value-type="float" office:value="99243704" calcext:value-type="float">
            <text:p>99243704</text:p>
          </table:table-cell>
          <table:table-cell office:value-type="float" office:value="397500984" calcext:value-type="float">
            <text:p>397500984</text:p>
          </table:table-cell>
        </table:table-row>
        <table:table-row table:style-name="ro1">
          <table:table-cell office:value-type="float" office:value="86076060" calcext:value-type="float">
            <text:p>86076060</text:p>
          </table:table-cell>
          <table:table-cell office:value-type="float" office:value="344830408" calcext:value-type="float">
            <text:p>344830408</text:p>
          </table:table-cell>
        </table:table-row>
        <table:table-row table:style-name="ro1">
          <table:table-cell office:value-type="float" office:value="80307973" calcext:value-type="float">
            <text:p>80307973</text:p>
          </table:table-cell>
          <table:table-cell office:value-type="float" office:value="321758064" calcext:value-type="float">
            <text:p>321758064</text:p>
          </table:table-cell>
        </table:table-row>
        <table:table-row table:style-name="ro1">
          <table:table-cell office:value-type="float" office:value="67943154" calcext:value-type="float">
            <text:p>67943154</text:p>
          </table:table-cell>
          <table:table-cell office:value-type="float" office:value="272298784" calcext:value-type="float">
            <text:p>272298784</text:p>
          </table:table-cell>
        </table:table-row>
        <table:table-row table:style-name="ro1">
          <table:table-cell office:value-type="float" office:value="47463575" calcext:value-type="float">
            <text:p>47463575</text:p>
          </table:table-cell>
          <table:table-cell office:value-type="float" office:value="190380472" calcext:value-type="float">
            <text:p>190380472</text:p>
          </table:table-cell>
        </table:table-row>
        <table:table-row table:style-name="ro1">
          <table:table-cell office:value-type="float" office:value="31157731" calcext:value-type="float">
            <text:p>31157731</text:p>
          </table:table-cell>
          <table:table-cell office:value-type="float" office:value="125157096" calcext:value-type="float">
            <text:p>125157096</text:p>
          </table:table-cell>
        </table:table-row>
        <table:table-row table:style-name="ro1">
          <table:table-cell office:value-type="float" office:value="23011331" calcext:value-type="float">
            <text:p>23011331</text:p>
          </table:table-cell>
          <table:table-cell office:value-type="float" office:value="92571496" calcext:value-type="float">
            <text:p>92571496</text:p>
          </table:table-cell>
        </table:table-row>
        <table:table-row table:style-name="ro1">
          <table:table-cell office:value-type="float" office:value="24452859" calcext:value-type="float">
            <text:p>24452859</text:p>
          </table:table-cell>
          <table:table-cell office:value-type="float" office:value="98337608" calcext:value-type="float">
            <text:p>98337608</text:p>
          </table:table-cell>
        </table:table-row>
        <table:table-row table:style-name="ro1">
          <table:table-cell office:value-type="float" office:value="99074079" calcext:value-type="float">
            <text:p>99074079</text:p>
          </table:table-cell>
          <table:table-cell office:value-type="float" office:value="396822488" calcext:value-type="float">
            <text:p>396822488</text:p>
          </table:table-cell>
        </table:table-row>
        <table:table-row table:style-name="ro1">
          <table:table-cell office:value-type="float" office:value="45199546" calcext:value-type="float">
            <text:p>45199546</text:p>
          </table:table-cell>
          <table:table-cell office:value-type="float" office:value="181324352" calcext:value-type="float">
            <text:p>181324352</text:p>
          </table:table-cell>
        </table:table-row>
        <table:table-row table:style-name="ro1">
          <table:table-cell office:value-type="float" office:value="376689" calcext:value-type="float">
            <text:p>376689</text:p>
          </table:table-cell>
          <table:table-cell office:value-type="float" office:value="2028904" calcext:value-type="float">
            <text:p>2028904</text:p>
          </table:table-cell>
        </table:table-row>
        <table:table-row table:style-name="ro1">
          <table:table-cell office:value-type="float" office:value="13760933" calcext:value-type="float">
            <text:p>13760933</text:p>
          </table:table-cell>
          <table:table-cell office:value-type="float" office:value="55569904" calcext:value-type="float">
            <text:p>55569904</text:p>
          </table:table-cell>
        </table:table-row>
        <table:table-row table:style-name="ro1">
          <table:table-cell office:value-type="float" office:value="40543197" calcext:value-type="float">
            <text:p>40543197</text:p>
          </table:table-cell>
          <table:table-cell office:value-type="float" office:value="162698960" calcext:value-type="float">
            <text:p>162698960</text:p>
          </table:table-cell>
        </table:table-row>
        <table:table-row table:style-name="ro1">
          <table:table-cell office:value-type="float" office:value="28751088" calcext:value-type="float">
            <text:p>28751088</text:p>
          </table:table-cell>
          <table:table-cell office:value-type="float" office:value="115530520" calcext:value-type="float">
            <text:p>115530520</text:p>
          </table:table-cell>
        </table:table-row>
        <table:table-row table:style-name="ro1">
          <table:table-cell office:value-type="float" office:value="54832826" calcext:value-type="float">
            <text:p>54832826</text:p>
          </table:table-cell>
          <table:table-cell office:value-type="float" office:value="219857472" calcext:value-type="float">
            <text:p>219857472</text:p>
          </table:table-cell>
        </table:table-row>
        <table:table-row table:style-name="ro1">
          <table:table-cell office:value-type="float" office:value="53402937" calcext:value-type="float">
            <text:p>53402937</text:p>
          </table:table-cell>
          <table:table-cell office:value-type="float" office:value="214137920" calcext:value-type="float">
            <text:p>214137920</text:p>
          </table:table-cell>
        </table:table-row>
        <table:table-row table:style-name="ro1">
          <table:table-cell office:value-type="float" office:value="42931327" calcext:value-type="float">
            <text:p>42931327</text:p>
          </table:table-cell>
          <table:table-cell office:value-type="float" office:value="172251480" calcext:value-type="float">
            <text:p>172251480</text:p>
          </table:table-cell>
        </table:table-row>
        <table:table-row table:style-name="ro1">
          <table:table-cell office:value-type="float" office:value="20643195" calcext:value-type="float">
            <text:p>20643195</text:p>
          </table:table-cell>
          <table:table-cell office:value-type="float" office:value="83098952" calcext:value-type="float">
            <text:p>83098952</text:p>
          </table:table-cell>
        </table:table-row>
        <table:table-row table:style-name="ro1">
          <table:table-cell office:value-type="float" office:value="65944404" calcext:value-type="float">
            <text:p>65944404</text:p>
          </table:table-cell>
          <table:table-cell office:value-type="float" office:value="264303784" calcext:value-type="float">
            <text:p>264303784</text:p>
          </table:table-cell>
        </table:table-row>
        <table:table-row table:style-name="ro1">
          <table:table-cell office:value-type="float" office:value="33927178" calcext:value-type="float">
            <text:p>33927178</text:p>
          </table:table-cell>
          <table:table-cell office:value-type="float" office:value="136234880" calcext:value-type="float">
            <text:p>136234880</text:p>
          </table:table-cell>
        </table:table-row>
        <table:table-row table:style-name="ro1">
          <table:table-cell office:value-type="float" office:value="98350846" calcext:value-type="float">
            <text:p>98350846</text:p>
          </table:table-cell>
          <table:table-cell office:value-type="float" office:value="393929552" calcext:value-type="float">
            <text:p>393929552</text:p>
          </table:table-cell>
        </table:table-row>
        <table:table-row table:style-name="ro1">
          <table:table-cell office:value-type="float" office:value="96227048" calcext:value-type="float">
            <text:p>96227048</text:p>
          </table:table-cell>
          <table:table-cell office:value-type="float" office:value="385434360" calcext:value-type="float">
            <text:p>385434360</text:p>
          </table:table-cell>
        </table:table-row>
        <table:table-row table:style-name="ro1">
          <table:table-cell office:value-type="float" office:value="50638526" calcext:value-type="float">
            <text:p>50638526</text:p>
          </table:table-cell>
          <table:table-cell office:value-type="float" office:value="203080272" calcext:value-type="float">
            <text:p>203080272</text:p>
          </table:table-cell>
        </table:table-row>
        <table:table-row table:style-name="ro1">
          <table:table-cell office:value-type="float" office:value="11626370" calcext:value-type="float">
            <text:p>11626370</text:p>
          </table:table-cell>
          <table:table-cell office:value-type="float" office:value="47031648" calcext:value-type="float">
            <text:p>47031648</text:p>
          </table:table-cell>
        </table:table-row>
        <table:table-row table:style-name="ro1">
          <table:table-cell office:value-type="float" office:value="3520471" calcext:value-type="float">
            <text:p>3520471</text:p>
          </table:table-cell>
          <table:table-cell office:value-type="float" office:value="14604032" calcext:value-type="float">
            <text:p>14604032</text:p>
          </table:table-cell>
        </table:table-row>
        <table:table-row table:style-name="ro1">
          <table:table-cell office:value-type="float" office:value="98527357" calcext:value-type="float">
            <text:p>98527357</text:p>
          </table:table-cell>
          <table:table-cell office:value-type="float" office:value="394635600" calcext:value-type="float">
            <text:p>394635600</text:p>
          </table:table-cell>
        </table:table-row>
        <table:table-row table:style-name="ro1">
          <table:table-cell office:value-type="float" office:value="88804488" calcext:value-type="float">
            <text:p>88804488</text:p>
          </table:table-cell>
          <table:table-cell office:value-type="float" office:value="355744120" calcext:value-type="float">
            <text:p>355744120</text:p>
          </table:table-cell>
        </table:table-row>
        <table:table-row table:style-name="ro1">
          <table:table-cell office:value-type="float" office:value="38536904" calcext:value-type="float">
            <text:p>38536904</text:p>
          </table:table-cell>
          <table:table-cell office:value-type="float" office:value="154673784" calcext:value-type="float">
            <text:p>154673784</text:p>
          </table:table-cell>
        </table:table-row>
        <table:table-row table:style-name="ro1">
          <table:table-cell office:value-type="float" office:value="56153972" calcext:value-type="float">
            <text:p>56153972</text:p>
          </table:table-cell>
          <table:table-cell office:value-type="float" office:value="225142056" calcext:value-type="float">
            <text:p>225142056</text:p>
          </table:table-cell>
        </table:table-row>
        <table:table-row table:style-name="ro1">
          <table:table-cell office:value-type="float" office:value="6691821" calcext:value-type="float">
            <text:p>6691821</text:p>
          </table:table-cell>
          <table:table-cell office:value-type="float" office:value="27289432" calcext:value-type="float">
            <text:p>27289432</text:p>
          </table:table-cell>
        </table:table-row>
        <table:table-row table:style-name="ro1">
          <table:table-cell office:value-type="float" office:value="72487564" calcext:value-type="float">
            <text:p>72487564</text:p>
          </table:table-cell>
          <table:table-cell office:value-type="float" office:value="290402480" calcext:value-type="float">
            <text:p>290402480</text:p>
          </table:table-cell>
        </table:table-row>
        <table:table-row table:style-name="ro1">
          <table:table-cell office:value-type="float" office:value="9429003" calcext:value-type="float">
            <text:p>9429003</text:p>
          </table:table-cell>
          <table:table-cell office:value-type="float" office:value="38168240" calcext:value-type="float">
            <text:p>38168240</text:p>
          </table:table-cell>
        </table:table-row>
        <table:table-row table:style-name="ro1">
          <table:table-cell office:value-type="float" office:value="91016106" calcext:value-type="float">
            <text:p>91016106</text:p>
          </table:table-cell>
          <table:table-cell office:value-type="float" office:value="364516648" calcext:value-type="float">
            <text:p>364516648</text:p>
          </table:table-cell>
        </table:table-row>
        <table:table-row table:style-name="ro1">
          <table:table-cell office:value-type="float" office:value="62764142" calcext:value-type="float">
            <text:p>62764142</text:p>
          </table:table-cell>
          <table:table-cell office:value-type="float" office:value="251508792" calcext:value-type="float">
            <text:p>251508792</text:p>
          </table:table-cell>
        </table:table-row>
        <table:table-row table:style-name="ro1">
          <table:table-cell office:value-type="float" office:value="46141276" calcext:value-type="float">
            <text:p>46141276</text:p>
          </table:table-cell>
          <table:table-cell office:value-type="float" office:value="185017328" calcext:value-type="float">
            <text:p>185017328</text:p>
          </table:table-cell>
        </table:table-row>
        <table:table-row table:style-name="ro1">
          <table:table-cell office:value-type="float" office:value="91296539" calcext:value-type="float">
            <text:p>91296539</text:p>
          </table:table-cell>
          <table:table-cell office:value-type="float" office:value="365638384" calcext:value-type="float">
            <text:p>365638384</text:p>
          </table:table-cell>
        </table:table-row>
        <table:table-row table:style-name="ro1">
          <table:table-cell office:value-type="float" office:value="43722769" calcext:value-type="float">
            <text:p>43722769</text:p>
          </table:table-cell>
          <table:table-cell office:value-type="float" office:value="175343304" calcext:value-type="float">
            <text:p>175343304</text:p>
          </table:table-cell>
        </table:table-row>
        <table:table-row table:style-name="ro1">
          <table:table-cell office:value-type="float" office:value="4619920" calcext:value-type="float">
            <text:p>4619920</text:p>
          </table:table-cell>
          <table:table-cell office:value-type="float" office:value="18927880" calcext:value-type="float">
            <text:p>18927880</text:p>
          </table:table-cell>
        </table:table-row>
        <table:table-row table:style-name="ro1">
          <table:table-cell office:value-type="float" office:value="29343036" calcext:value-type="float">
            <text:p>29343036</text:p>
          </table:table-cell>
          <table:table-cell office:value-type="float" office:value="117776296" calcext:value-type="float">
            <text:p>117776296</text:p>
          </table:table-cell>
        </table:table-row>
        <table:table-row table:style-name="ro1">
          <table:table-cell office:value-type="float" office:value="91169977" calcext:value-type="float">
            <text:p>91169977</text:p>
          </table:table-cell>
          <table:table-cell office:value-type="float" office:value="365084064" calcext:value-type="float">
            <text:p>365084064</text:p>
          </table:table-cell>
        </table:table-row>
        <table:table-row table:style-name="ro1">
          <table:table-cell office:value-type="float" office:value="24020522" calcext:value-type="float">
            <text:p>24020522</text:p>
          </table:table-cell>
          <table:table-cell office:value-type="float" office:value="96486240" calcext:value-type="float">
            <text:p>96486240</text:p>
          </table:table-cell>
        </table:table-row>
        <table:table-row table:style-name="ro1">
          <table:table-cell office:value-type="float" office:value="85394358" calcext:value-type="float">
            <text:p>85394358</text:p>
          </table:table-cell>
          <table:table-cell office:value-type="float" office:value="341981584" calcext:value-type="float">
            <text:p>341981584</text:p>
          </table:table-cell>
        </table:table-row>
        <table:table-row table:style-name="ro1">
          <table:table-cell office:value-type="float" office:value="90571697" calcext:value-type="float">
            <text:p>90571697</text:p>
          </table:table-cell>
          <table:table-cell office:value-type="float" office:value="362690944" calcext:value-type="float">
            <text:p>362690944</text:p>
          </table:table-cell>
        </table:table-row>
        <table:table-row table:style-name="ro1">
          <table:table-cell office:value-type="float" office:value="32993737" calcext:value-type="float">
            <text:p>32993737</text:p>
          </table:table-cell>
          <table:table-cell office:value-type="float" office:value="132379104" calcext:value-type="float">
            <text:p>132379104</text:p>
          </table:table-cell>
        </table:table-row>
        <table:table-row table:style-name="ro1">
          <table:table-cell office:value-type="float" office:value="66853870" calcext:value-type="float">
            <text:p>66853870</text:p>
          </table:table-cell>
          <table:table-cell office:value-type="float" office:value="267819632" calcext:value-type="float">
            <text:p>267819632</text:p>
          </table:table-cell>
        </table:table-row>
        <table:table-row table:style-name="ro1">
          <table:table-cell office:value-type="float" office:value="27372184" calcext:value-type="float">
            <text:p>27372184</text:p>
          </table:table-cell>
          <table:table-cell office:value-type="float" office:value="109892888" calcext:value-type="float">
            <text:p>109892888</text:p>
          </table:table-cell>
        </table:table-row>
        <table:table-row table:style-name="ro1">
          <table:table-cell office:value-type="float" office:value="77305813" calcext:value-type="float">
            <text:p>77305813</text:p>
          </table:table-cell>
          <table:table-cell office:value-type="float" office:value="309627408" calcext:value-type="float">
            <text:p>309627408</text:p>
          </table:table-cell>
        </table:table-row>
        <table:table-row table:style-name="ro1">
          <table:table-cell office:value-type="float" office:value="20148968" calcext:value-type="float">
            <text:p>20148968</text:p>
          </table:table-cell>
          <table:table-cell office:value-type="float" office:value="81000024" calcext:value-type="float">
            <text:p>81000024</text:p>
          </table:table-cell>
        </table:table-row>
        <table:table-row table:style-name="ro1">
          <table:table-cell office:value-type="float" office:value="39934661" calcext:value-type="float">
            <text:p>39934661</text:p>
          </table:table-cell>
          <table:table-cell office:value-type="float" office:value="160142800" calcext:value-type="float">
            <text:p>160142800</text:p>
          </table:table-cell>
        </table:table-row>
        <table:table-row table:style-name="ro1">
          <table:table-cell office:value-type="float" office:value="93267349" calcext:value-type="float">
            <text:p>93267349</text:p>
          </table:table-cell>
          <table:table-cell office:value-type="float" office:value="373473552" calcext:value-type="float">
            <text:p>373473552</text:p>
          </table:table-cell>
        </table:table-row>
        <table:table-row table:style-name="ro1">
          <table:table-cell office:value-type="float" office:value="681670" calcext:value-type="float">
            <text:p>681670</text:p>
          </table:table-cell>
          <table:table-cell office:value-type="float" office:value="3126808" calcext:value-type="float">
            <text:p>3126808</text:p>
          </table:table-cell>
        </table:table-row>
        <table:table-row table:style-name="ro1">
          <table:table-cell office:value-type="float" office:value="86458805" calcext:value-type="float">
            <text:p>86458805</text:p>
          </table:table-cell>
          <table:table-cell office:value-type="float" office:value="346889512" calcext:value-type="float">
            <text:p>346889512</text:p>
          </table:table-cell>
        </table:table-row>
        <table:table-row table:style-name="ro1">
          <table:table-cell office:value-type="float" office:value="67332275" calcext:value-type="float">
            <text:p>67332275</text:p>
          </table:table-cell>
          <table:table-cell office:value-type="float" office:value="269733464" calcext:value-type="float">
            <text:p>269733464</text:p>
          </table:table-cell>
        </table:table-row>
        <table:table-row table:style-name="ro1">
          <table:table-cell office:value-type="float" office:value="48194556" calcext:value-type="float">
            <text:p>48194556</text:p>
          </table:table-cell>
          <table:table-cell office:value-type="float" office:value="193182584" calcext:value-type="float">
            <text:p>193182584</text:p>
          </table:table-cell>
        </table:table-row>
        <table:table-row table:style-name="ro1">
          <table:table-cell office:value-type="float" office:value="15437795" calcext:value-type="float">
            <text:p>15437795</text:p>
          </table:table-cell>
          <table:table-cell office:value-type="float" office:value="62155544" calcext:value-type="float">
            <text:p>62155544</text:p>
          </table:table-cell>
        </table:table-row>
        <table:table-row table:style-name="ro1">
          <table:table-cell office:value-type="float" office:value="50978584" calcext:value-type="float">
            <text:p>50978584</text:p>
          </table:table-cell>
          <table:table-cell office:value-type="float" office:value="204318696" calcext:value-type="float">
            <text:p>204318696</text:p>
          </table:table-cell>
        </table:table-row>
        <table:table-row table:style-name="ro1">
          <table:table-cell office:value-type="float" office:value="56442983" calcext:value-type="float">
            <text:p>56442983</text:p>
          </table:table-cell>
          <table:table-cell office:value-type="float" office:value="226176296" calcext:value-type="float">
            <text:p>226176296</text:p>
          </table:table-cell>
        </table:table-row>
        <table:table-row table:style-name="ro1">
          <table:table-cell office:value-type="float" office:value="85288329" calcext:value-type="float">
            <text:p>85288329</text:p>
          </table:table-cell>
          <table:table-cell office:value-type="float" office:value="341557680" calcext:value-type="float">
            <text:p>341557680</text:p>
          </table:table-cell>
        </table:table-row>
        <table:table-row table:style-name="ro1">
          <table:table-cell office:value-type="float" office:value="41769119" calcext:value-type="float">
            <text:p>41769119</text:p>
          </table:table-cell>
          <table:table-cell office:value-type="float" office:value="168130976" calcext:value-type="float">
            <text:p>168130976</text:p>
          </table:table-cell>
        </table:table-row>
        <table:table-row table:style-name="ro1">
          <table:table-cell office:value-type="float" office:value="59546922" calcext:value-type="float">
            <text:p>59546922</text:p>
          </table:table-cell>
          <table:table-cell office:value-type="float" office:value="238592120" calcext:value-type="float">
            <text:p>238592120</text:p>
          </table:table-cell>
        </table:table-row>
        <table:table-row table:style-name="ro1">
          <table:table-cell office:value-type="float" office:value="577725" calcext:value-type="float">
            <text:p>577725</text:p>
          </table:table-cell>
          <table:table-cell office:value-type="float" office:value="2711312" calcext:value-type="float">
            <text:p>2711312</text:p>
          </table:table-cell>
        </table:table-row>
        <table:table-row table:style-name="ro1">
          <table:table-cell office:value-type="float" office:value="77612732" calcext:value-type="float">
            <text:p>77612732</text:p>
          </table:table-cell>
          <table:table-cell office:value-type="float" office:value="310855360" calcext:value-type="float">
            <text:p>310855360</text:p>
          </table:table-cell>
        </table:table-row>
        <table:table-row table:style-name="ro1">
          <table:table-cell office:value-type="float" office:value="74351981" calcext:value-type="float">
            <text:p>74351981</text:p>
          </table:table-cell>
          <table:table-cell office:value-type="float" office:value="297812360" calcext:value-type="float">
            <text:p>297812360</text:p>
          </table:table-cell>
        </table:table-row>
        <table:table-row table:style-name="ro1">
          <table:table-cell office:value-type="float" office:value="1374639" calcext:value-type="float">
            <text:p>1374639</text:p>
          </table:table-cell>
          <table:table-cell office:value-type="float" office:value="5898968" calcext:value-type="float">
            <text:p>5898968</text:p>
          </table:table-cell>
        </table:table-row>
        <table:table-row table:style-name="ro1">
          <table:table-cell office:value-type="float" office:value="30451285" calcext:value-type="float">
            <text:p>30451285</text:p>
          </table:table-cell>
          <table:table-cell office:value-type="float" office:value="122209576" calcext:value-type="float">
            <text:p>122209576</text:p>
          </table:table-cell>
        </table:table-row>
        <table:table-row table:style-name="ro1">
          <table:table-cell office:value-type="float" office:value="81091760" calcext:value-type="float">
            <text:p>81091760</text:p>
          </table:table-cell>
          <table:table-cell office:value-type="float" office:value="324771472" calcext:value-type="float">
            <text:p>324771472</text:p>
          </table:table-cell>
        </table:table-row>
        <table:table-row table:style-name="ro1">
          <table:table-cell office:value-type="float" office:value="7775701" calcext:value-type="float">
            <text:p>7775701</text:p>
          </table:table-cell>
          <table:table-cell office:value-type="float" office:value="31503216" calcext:value-type="float">
            <text:p>31503216</text:p>
          </table:table-cell>
        </table:table-row>
        <table:table-row table:style-name="ro1">
          <table:table-cell office:value-type="float" office:value="75062147" calcext:value-type="float">
            <text:p>75062147</text:p>
          </table:table-cell>
          <table:table-cell office:value-type="float" office:value="300621784" calcext:value-type="float">
            <text:p>300621784</text:p>
          </table:table-cell>
        </table:table-row>
        <table:table-row table:style-name="ro1">
          <table:table-cell office:value-type="float" office:value="77315866" calcext:value-type="float">
            <text:p>77315866</text:p>
          </table:table-cell>
          <table:table-cell office:value-type="float" office:value="309636656" calcext:value-type="float">
            <text:p>309636656</text:p>
          </table:table-cell>
        </table:table-row>
        <table:table-row table:style-name="ro1">
          <table:table-cell office:value-type="float" office:value="26575330" calcext:value-type="float">
            <text:p>26575330</text:p>
          </table:table-cell>
          <table:table-cell office:value-type="float" office:value="106674512" calcext:value-type="float">
            <text:p>106674512</text:p>
          </table:table-cell>
        </table:table-row>
        <table:table-row table:style-name="ro1">
          <table:table-cell office:value-type="float" office:value="90491147" calcext:value-type="float">
            <text:p>90491147</text:p>
          </table:table-cell>
          <table:table-cell office:value-type="float" office:value="362337784" calcext:value-type="float">
            <text:p>362337784</text:p>
          </table:table-cell>
        </table:table-row>
        <table:table-row table:style-name="ro1">
          <table:table-cell office:value-type="float" office:value="10617395" calcext:value-type="float">
            <text:p>10617395</text:p>
          </table:table-cell>
          <table:table-cell office:value-type="float" office:value="42842776" calcext:value-type="float">
            <text:p>428427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1T04:39:06.097950845</dc:date>
    <meta:document-statistic meta:table-count="1" meta:cell-count="20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46cm" svg:height="15.858cm" xlink:href=".." xlink:type="simple" chart:class="chart:scatter" chart:style-name="ch1">
        <chart:title svg:x="9.237cm" svg:y="0.453cm" chart:style-name="ch2">
          <text:p>Memory usage depending on array size</text:p>
        </chart:title>
        <chart:subtitle svg:x="10.269cm" svg:y="1.575cm" chart:style-name="ch3">
          <text:p>with max elem of the size of 1000</text:p>
        </chart:subtitle>
        <chart:plot-area chart:style-name="ch4" table:cell-range-address="Sheet1.A1:Sheet1.B100" svg:x="1.539cm" svg:y="2.601cm" svg:width="24.379cm" svg:height="11.959cm">
          <chartooo:coordinate-region svg:x="3.457cm" svg:y="2.8cm" svg:width="21.627cm" svg:height="11.113cm"/>
          <chart:axis chart:dimension="x" chart:name="primary-x" chart:style-name="ch5">
            <chart:title svg:x="12.956cm" svg:y="14.877cm" chart:style-name="ch6">
              <text:p>Array size</text:p>
            </chart:title>
          </chart:axis>
          <chart:axis chart:dimension="y" chart:name="primary-y" chart:style-name="ch5">
            <chart:title svg:x="0.451cm" svg:y="10.172cm" chart:style-name="ch7">
              <text:p>Memory usage, bytes</text:p>
            </chart:title>
            <chart:grid chart:style-name="ch8" chart:class="major"/>
          </chart:axis>
          <chart:series chart:style-name="ch9" chart:values-cell-range-address="Sheet1.B1:Sheet1.B100" chart:class="chart:scatter">
            <chart:domain table:cell-range-address="Sheet1.A1:Sheet1.A100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956991">
                <text:p>58956991</text:p>
                <draw:g>
                  <svg:desc>Sheet1.A1:Sheet1.A100</svg:desc>
                </draw:g>
              </table:table-cell>
              <table:table-cell office:value-type="float" office:value="236790464">
                <text:p>236790464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840476">
                <text:p>33840476</text:p>
              </table:table-cell>
              <table:table-cell office:value-type="float" office:value="136978344">
                <text:p>136978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949011">
                <text:p>76949011</text:p>
              </table:table-cell>
              <table:table-cell office:value-type="float" office:value="308761048">
                <text:p>308761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348776">
                <text:p>64348776</text:p>
              </table:table-cell>
              <table:table-cell office:value-type="float" office:value="258360104">
                <text:p>258360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15111">
                <text:p>18515111</text:p>
              </table:table-cell>
              <table:table-cell office:value-type="float" office:value="75025448">
                <text:p>75025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852856">
                <text:p>30852856</text:p>
              </table:table-cell>
              <table:table-cell office:value-type="float" office:value="124376424">
                <text:p>124376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39205">
                <text:p>7939205</text:p>
              </table:table-cell>
              <table:table-cell office:value-type="float" office:value="32717800">
                <text:p>327178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975304">
                <text:p>49975304</text:p>
              </table:table-cell>
              <table:table-cell office:value-type="float" office:value="200541160">
                <text:p>2005411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49933">
                <text:p>16749933</text:p>
              </table:table-cell>
              <table:table-cell office:value-type="float" office:value="67639680">
                <text:p>67639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536012">
                <text:p>46536012</text:p>
              </table:table-cell>
              <table:table-cell office:value-type="float" office:value="186783992">
                <text:p>186783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22725">
                <text:p>49222725</text:p>
              </table:table-cell>
              <table:table-cell office:value-type="float" office:value="197530848">
                <text:p>1975308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178344">
                <text:p>35178344</text:p>
              </table:table-cell>
              <table:table-cell office:value-type="float" office:value="141353320">
                <text:p>1413533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238935">
                <text:p>98238935</text:p>
              </table:table-cell>
              <table:table-cell office:value-type="float" office:value="393595688">
                <text:p>393595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7415">
                <text:p>827415</text:p>
              </table:table-cell>
              <table:table-cell office:value-type="float" office:value="3945584">
                <text:p>3945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978301">
                <text:p>75978301</text:p>
              </table:table-cell>
              <table:table-cell office:value-type="float" office:value="304553152">
                <text:p>304553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48641">
                <text:p>5348641</text:p>
              </table:table-cell>
              <table:table-cell office:value-type="float" office:value="22030488">
                <text:p>22030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327140">
                <text:p>94327140</text:p>
              </table:table-cell>
              <table:table-cell office:value-type="float" office:value="377834728">
                <text:p>377834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270627">
                <text:p>45270627</text:p>
              </table:table-cell>
              <table:table-cell office:value-type="float" office:value="181608680">
                <text:p>181608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963911">
                <text:p>84963911</text:p>
              </table:table-cell>
              <table:table-cell office:value-type="float" office:value="340381816">
                <text:p>340381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85229">
                <text:p>12585229</text:p>
              </table:table-cell>
              <table:table-cell office:value-type="float" office:value="50867088">
                <text:p>508670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299529">
                <text:p>50299529</text:p>
              </table:table-cell>
              <table:table-cell office:value-type="float" office:value="201724288">
                <text:p>2017242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503326">
                <text:p>98503326</text:p>
              </table:table-cell>
              <table:table-cell office:value-type="float" office:value="394539472">
                <text:p>394539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084422">
                <text:p>34084422</text:p>
              </table:table-cell>
              <table:table-cell office:value-type="float" office:value="136863856">
                <text:p>1368638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232247">
                <text:p>87232247</text:p>
              </table:table-cell>
              <table:table-cell office:value-type="float" office:value="349455160">
                <text:p>3494551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621206">
                <text:p>82621206</text:p>
              </table:table-cell>
              <table:table-cell office:value-type="float" office:value="331010992">
                <text:p>331010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184409">
                <text:p>84184409</text:p>
              </table:table-cell>
              <table:table-cell office:value-type="float" office:value="337263808">
                <text:p>337263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473359">
                <text:p>57473359</text:p>
              </table:table-cell>
              <table:table-cell office:value-type="float" office:value="230419608">
                <text:p>230419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891490">
                <text:p>90891490</text:p>
              </table:table-cell>
              <table:table-cell office:value-type="float" office:value="364092128">
                <text:p>3640921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243704">
                <text:p>99243704</text:p>
              </table:table-cell>
              <table:table-cell office:value-type="float" office:value="397500984">
                <text:p>397500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076060">
                <text:p>86076060</text:p>
              </table:table-cell>
              <table:table-cell office:value-type="float" office:value="344830408">
                <text:p>3448304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307973">
                <text:p>80307973</text:p>
              </table:table-cell>
              <table:table-cell office:value-type="float" office:value="321758064">
                <text:p>3217580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943154">
                <text:p>67943154</text:p>
              </table:table-cell>
              <table:table-cell office:value-type="float" office:value="272298784">
                <text:p>2722987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463575">
                <text:p>47463575</text:p>
              </table:table-cell>
              <table:table-cell office:value-type="float" office:value="190380472">
                <text:p>190380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157731">
                <text:p>31157731</text:p>
              </table:table-cell>
              <table:table-cell office:value-type="float" office:value="125157096">
                <text:p>1251570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011331">
                <text:p>23011331</text:p>
              </table:table-cell>
              <table:table-cell office:value-type="float" office:value="92571496">
                <text:p>92571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452859">
                <text:p>24452859</text:p>
              </table:table-cell>
              <table:table-cell office:value-type="float" office:value="98337608">
                <text:p>983376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074079">
                <text:p>99074079</text:p>
              </table:table-cell>
              <table:table-cell office:value-type="float" office:value="396822488">
                <text:p>396822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199546">
                <text:p>45199546</text:p>
              </table:table-cell>
              <table:table-cell office:value-type="float" office:value="181324352">
                <text:p>1813243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6689">
                <text:p>376689</text:p>
              </table:table-cell>
              <table:table-cell office:value-type="float" office:value="2028904">
                <text:p>2028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60933">
                <text:p>13760933</text:p>
              </table:table-cell>
              <table:table-cell office:value-type="float" office:value="55569904">
                <text:p>555699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543197">
                <text:p>40543197</text:p>
              </table:table-cell>
              <table:table-cell office:value-type="float" office:value="162698960">
                <text:p>1626989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751088">
                <text:p>28751088</text:p>
              </table:table-cell>
              <table:table-cell office:value-type="float" office:value="115530520">
                <text:p>1155305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832826">
                <text:p>54832826</text:p>
              </table:table-cell>
              <table:table-cell office:value-type="float" office:value="219857472">
                <text:p>2198574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402937">
                <text:p>53402937</text:p>
              </table:table-cell>
              <table:table-cell office:value-type="float" office:value="214137920">
                <text:p>2141379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931327">
                <text:p>42931327</text:p>
              </table:table-cell>
              <table:table-cell office:value-type="float" office:value="172251480">
                <text:p>1722514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643195">
                <text:p>20643195</text:p>
              </table:table-cell>
              <table:table-cell office:value-type="float" office:value="83098952">
                <text:p>830989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944404">
                <text:p>65944404</text:p>
              </table:table-cell>
              <table:table-cell office:value-type="float" office:value="264303784">
                <text:p>2643037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927178">
                <text:p>33927178</text:p>
              </table:table-cell>
              <table:table-cell office:value-type="float" office:value="136234880">
                <text:p>1362348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350846">
                <text:p>98350846</text:p>
              </table:table-cell>
              <table:table-cell office:value-type="float" office:value="393929552">
                <text:p>3939295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6227048">
                <text:p>96227048</text:p>
              </table:table-cell>
              <table:table-cell office:value-type="float" office:value="385434360">
                <text:p>3854343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638526">
                <text:p>50638526</text:p>
              </table:table-cell>
              <table:table-cell office:value-type="float" office:value="203080272">
                <text:p>203080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626370">
                <text:p>11626370</text:p>
              </table:table-cell>
              <table:table-cell office:value-type="float" office:value="47031648">
                <text:p>470316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20471">
                <text:p>3520471</text:p>
              </table:table-cell>
              <table:table-cell office:value-type="float" office:value="14604032">
                <text:p>14604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527357">
                <text:p>98527357</text:p>
              </table:table-cell>
              <table:table-cell office:value-type="float" office:value="394635600">
                <text:p>3946356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804488">
                <text:p>88804488</text:p>
              </table:table-cell>
              <table:table-cell office:value-type="float" office:value="355744120">
                <text:p>355744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536904">
                <text:p>38536904</text:p>
              </table:table-cell>
              <table:table-cell office:value-type="float" office:value="154673784">
                <text:p>154673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153972">
                <text:p>56153972</text:p>
              </table:table-cell>
              <table:table-cell office:value-type="float" office:value="225142056">
                <text:p>225142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91821">
                <text:p>6691821</text:p>
              </table:table-cell>
              <table:table-cell office:value-type="float" office:value="27289432">
                <text:p>272894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487564">
                <text:p>72487564</text:p>
              </table:table-cell>
              <table:table-cell office:value-type="float" office:value="290402480">
                <text:p>2904024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29003">
                <text:p>9429003</text:p>
              </table:table-cell>
              <table:table-cell office:value-type="float" office:value="38168240">
                <text:p>381682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1016106">
                <text:p>91016106</text:p>
              </table:table-cell>
              <table:table-cell office:value-type="float" office:value="364516648">
                <text:p>3645166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764142">
                <text:p>62764142</text:p>
              </table:table-cell>
              <table:table-cell office:value-type="float" office:value="251508792">
                <text:p>2515087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141276">
                <text:p>46141276</text:p>
              </table:table-cell>
              <table:table-cell office:value-type="float" office:value="185017328">
                <text:p>1850173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296539">
                <text:p>91296539</text:p>
              </table:table-cell>
              <table:table-cell office:value-type="float" office:value="365638384">
                <text:p>3656383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722769">
                <text:p>43722769</text:p>
              </table:table-cell>
              <table:table-cell office:value-type="float" office:value="175343304">
                <text:p>175343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19920">
                <text:p>4619920</text:p>
              </table:table-cell>
              <table:table-cell office:value-type="float" office:value="18927880">
                <text:p>189278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343036">
                <text:p>29343036</text:p>
              </table:table-cell>
              <table:table-cell office:value-type="float" office:value="117776296">
                <text:p>117776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169977">
                <text:p>91169977</text:p>
              </table:table-cell>
              <table:table-cell office:value-type="float" office:value="365084064">
                <text:p>3650840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20522">
                <text:p>24020522</text:p>
              </table:table-cell>
              <table:table-cell office:value-type="float" office:value="96486240">
                <text:p>964862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394358">
                <text:p>85394358</text:p>
              </table:table-cell>
              <table:table-cell office:value-type="float" office:value="341981584">
                <text:p>3419815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571697">
                <text:p>90571697</text:p>
              </table:table-cell>
              <table:table-cell office:value-type="float" office:value="362690944">
                <text:p>3626909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993737">
                <text:p>32993737</text:p>
              </table:table-cell>
              <table:table-cell office:value-type="float" office:value="132379104">
                <text:p>132379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853870">
                <text:p>66853870</text:p>
              </table:table-cell>
              <table:table-cell office:value-type="float" office:value="267819632">
                <text:p>267819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372184">
                <text:p>27372184</text:p>
              </table:table-cell>
              <table:table-cell office:value-type="float" office:value="109892888">
                <text:p>1098928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305813">
                <text:p>77305813</text:p>
              </table:table-cell>
              <table:table-cell office:value-type="float" office:value="309627408">
                <text:p>309627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48968">
                <text:p>20148968</text:p>
              </table:table-cell>
              <table:table-cell office:value-type="float" office:value="81000024">
                <text:p>810000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34661">
                <text:p>39934661</text:p>
              </table:table-cell>
              <table:table-cell office:value-type="float" office:value="160142800">
                <text:p>1601428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267349">
                <text:p>93267349</text:p>
              </table:table-cell>
              <table:table-cell office:value-type="float" office:value="373473552">
                <text:p>373473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1670">
                <text:p>681670</text:p>
              </table:table-cell>
              <table:table-cell office:value-type="float" office:value="3126808">
                <text:p>31268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458805">
                <text:p>86458805</text:p>
              </table:table-cell>
              <table:table-cell office:value-type="float" office:value="346889512">
                <text:p>3468895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7332275">
                <text:p>67332275</text:p>
              </table:table-cell>
              <table:table-cell office:value-type="float" office:value="269733464">
                <text:p>2697334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194556">
                <text:p>48194556</text:p>
              </table:table-cell>
              <table:table-cell office:value-type="float" office:value="193182584">
                <text:p>1931825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37795">
                <text:p>15437795</text:p>
              </table:table-cell>
              <table:table-cell office:value-type="float" office:value="62155544">
                <text:p>621555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978584">
                <text:p>50978584</text:p>
              </table:table-cell>
              <table:table-cell office:value-type="float" office:value="204318696">
                <text:p>204318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6442983">
                <text:p>56442983</text:p>
              </table:table-cell>
              <table:table-cell office:value-type="float" office:value="226176296">
                <text:p>2261762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288329">
                <text:p>85288329</text:p>
              </table:table-cell>
              <table:table-cell office:value-type="float" office:value="341557680">
                <text:p>3415576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769119">
                <text:p>41769119</text:p>
              </table:table-cell>
              <table:table-cell office:value-type="float" office:value="168130976">
                <text:p>168130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546922">
                <text:p>59546922</text:p>
              </table:table-cell>
              <table:table-cell office:value-type="float" office:value="238592120">
                <text:p>2385921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7725">
                <text:p>577725</text:p>
              </table:table-cell>
              <table:table-cell office:value-type="float" office:value="2711312">
                <text:p>27113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612732">
                <text:p>77612732</text:p>
              </table:table-cell>
              <table:table-cell office:value-type="float" office:value="310855360">
                <text:p>3108553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351981">
                <text:p>74351981</text:p>
              </table:table-cell>
              <table:table-cell office:value-type="float" office:value="297812360">
                <text:p>2978123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74639">
                <text:p>1374639</text:p>
              </table:table-cell>
              <table:table-cell office:value-type="float" office:value="5898968">
                <text:p>58989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451285">
                <text:p>30451285</text:p>
              </table:table-cell>
              <table:table-cell office:value-type="float" office:value="122209576">
                <text:p>1222095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091760">
                <text:p>81091760</text:p>
              </table:table-cell>
              <table:table-cell office:value-type="float" office:value="324771472">
                <text:p>3247714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75701">
                <text:p>7775701</text:p>
              </table:table-cell>
              <table:table-cell office:value-type="float" office:value="31503216">
                <text:p>315032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062147">
                <text:p>75062147</text:p>
              </table:table-cell>
              <table:table-cell office:value-type="float" office:value="300621784">
                <text:p>3006217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315866">
                <text:p>77315866</text:p>
              </table:table-cell>
              <table:table-cell office:value-type="float" office:value="309636656">
                <text:p>309636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575330">
                <text:p>26575330</text:p>
              </table:table-cell>
              <table:table-cell office:value-type="float" office:value="106674512">
                <text:p>1066745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491147">
                <text:p>90491147</text:p>
              </table:table-cell>
              <table:table-cell office:value-type="float" office:value="362337784">
                <text:p>3623377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17395">
                <text:p>10617395</text:p>
              </table:table-cell>
              <table:table-cell office:value-type="float" office:value="42842776">
                <text:p>42842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